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21000000217FD8F2B5AD1753FB.png" manifest:media-type="image/png"/>
  <manifest:file-entry manifest:full-path="Pictures/1000000100000021000000212699CCAAA7FE2605.png" manifest:media-type="image/png"/>
  <manifest:file-entry manifest:full-path="Pictures/100000010000002100000021B695AA53B095C02C.png" manifest:media-type="image/png"/>
  <manifest:file-entry manifest:full-path="Pictures/100000010000002100000021CB6BB2377EF60673.png" manifest:media-type="image/png"/>
  <manifest:file-entry manifest:full-path="Pictures/10000000000003C000000500D566F3EA87BCF56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맑은 고딕" svg:font-family="'맑은 고딕'" style:font-family-generic="system" style:font-pitch="variable"/>
  </office:font-face-decls>
  <office:automatic-styles>
    <style:style style:name="P1" style:family="paragraph" style:parent-style-name="Frame_20_contents">
      <style:paragraph-properties fo:margin-top="0cm" fo:margin-bottom="0.282cm" style:contextual-spacing="false"/>
    </style:style>
    <style:style style:name="P2" style:family="paragraph" style:parent-style-name="Frame_20_contents">
      <style:text-properties fo:font-size="13pt" style:font-size-asian="13pt" style:font-name-complex="Calibri1"/>
    </style:style>
    <style:style style:name="P3" style:family="paragraph" style:parent-style-name="Frame_20_contents">
      <style:paragraph-properties fo:margin-top="0cm" fo:margin-bottom="0cm" style:contextual-spacing="false" fo:line-height="100%" fo:text-align="justify" style:justify-single-word="false"/>
      <style:text-properties style:font-name-complex="Calibri1"/>
    </style:style>
    <style:style style:name="P4" style:family="paragraph" style:parent-style-name="Frame_20_contents">
      <style:paragraph-properties fo:margin-top="0cm" fo:margin-bottom="0cm" style:contextual-spacing="false" fo:line-height="100%" fo:text-align="justify" style:justify-single-word="false"/>
      <style:text-properties fo:color="#ffffff" loext:opacity="100%" style:font-name-complex="Calibri1"/>
    </style:style>
    <style:style style:name="P5" style:family="paragraph" style:parent-style-name="Frame_20_contents">
      <style:paragraph-properties fo:margin-top="0cm" fo:margin-bottom="0cm" style:contextual-spacing="false" fo:line-height="100%" fo:text-align="justify" style:justify-single-word="false"/>
    </style:style>
    <style:style style:name="P6" style:family="paragraph" style:parent-style-name="Frame_20_contents">
      <style:paragraph-properties fo:margin-top="0cm" fo:margin-bottom="0cm" style:contextual-spacing="false" fo:line-height="100%" fo:text-align="justify" style:justify-single-word="false"/>
      <style:text-properties fo:font-style="italic" style:font-style-asian="italic" style:font-name-complex="Calibri1"/>
    </style:style>
    <style:style style:name="P7" style:family="paragraph" style:parent-style-name="Frame_20_contents">
      <style:paragraph-properties fo:margin-top="0cm" fo:margin-bottom="0cm" style:contextual-spacing="false" fo:line-height="100%" fo:text-align="justify" style:justify-single-word="false"/>
      <style:text-properties fo:color="#3176e0" loext:opacity="100%" fo:font-weight="bold" style:font-weight-asian="bold" style:font-name-complex="Calibri1"/>
    </style:style>
    <style:style style:name="P8" style:family="paragraph" style:parent-style-name="Frame_20_contents">
      <style:paragraph-properties fo:margin-top="0cm" fo:margin-bottom="0.282cm" style:contextual-spacing="false"/>
    </style:style>
    <style:style style:name="P9" style:family="paragraph" style:parent-style-name="Frame_20_contents">
      <style:text-properties fo:color="#000000" loext:opacity="100%" fo:font-size="13pt" style:font-size-asian="13pt" style:font-name-complex="Calibri1"/>
    </style:style>
    <style:style style:name="P10" style:family="paragraph" style:parent-style-name="Frame_20_contents">
      <style:text-properties fo:color="#000000" loext:opacity="100%" fo:font-size="15pt" style:font-size-asian="15pt" style:font-name-complex="Calibri1"/>
    </style:style>
    <style:style style:name="P11" style:family="paragraph" style:parent-style-name="Frame_20_contents">
      <style:text-properties fo:color="#ffffff" loext:opacity="100%" fo:font-size="15pt" style:font-size-asian="15pt" style:font-name-complex="Calibri1"/>
    </style:style>
    <style:style style:name="P12" style:family="paragraph" style:parent-style-name="Frame_20_contents">
      <style:paragraph-properties fo:margin-top="0cm" fo:margin-bottom="0cm" style:contextual-spacing="false" fo:line-height="100%" fo:text-align="justify" style:justify-single-word="false"/>
      <style:text-properties fo:color="#ffffff" loext:opacity="100%" style:font-name-complex="Calibri1"/>
    </style:style>
    <style:style style:name="P13" style:family="paragraph" style:parent-style-name="Frame_20_contents">
      <style:paragraph-properties fo:margin-top="0cm" fo:margin-bottom="0cm" style:contextual-spacing="false" fo:line-height="150%" fo:text-align="justify" style:justify-single-word="false"/>
      <style:text-properties fo:color="#ffffff" loext:opacity="100%" officeooo:rsid="001eda5e" officeooo:paragraph-rsid="001eda5e" style:font-name-complex="Calibri1"/>
    </style:style>
    <style:style style:name="P14" style:family="paragraph" style:parent-style-name="Frame_20_contents">
      <style:paragraph-properties fo:margin-top="0cm" fo:margin-bottom="0cm" style:contextual-spacing="false" fo:line-height="150%" fo:text-align="justify" style:justify-single-word="false"/>
      <style:text-properties fo:color="#ffffff" loext:opacity="100%" style:font-name-complex="Calibri1"/>
    </style:style>
    <style:style style:name="P15" style:family="paragraph" style:parent-style-name="Frame_20_contents">
      <style:paragraph-properties fo:margin-top="0cm" fo:margin-bottom="0cm" style:contextual-spacing="false" fo:line-height="150%" fo:text-align="justify" style:justify-single-word="false"/>
      <style:text-properties fo:color="#ffffff" loext:opacity="100%" fo:font-weight="normal" style:font-weight-asian="normal" style:font-weight-complex="normal"/>
    </style:style>
    <style:style style:name="P16" style:family="paragraph" style:parent-style-name="Frame_20_contents">
      <style:paragraph-properties fo:margin-top="0cm" fo:margin-bottom="0cm" style:contextual-spacing="false" fo:line-height="100%" fo:text-align="justify" style:justify-single-word="false"/>
      <style:text-properties fo:font-style="italic" style:font-style-asian="italic" style:font-name-complex="Calibri1"/>
    </style:style>
    <style:style style:name="P17" style:family="paragraph" style:parent-style-name="Frame_20_contents">
      <style:paragraph-properties fo:margin-top="0cm" fo:margin-bottom="0cm" style:contextual-spacing="false" fo:line-height="100%" fo:text-align="justify" style:justify-single-word="false"/>
      <style:text-properties style:font-name-complex="Calibri1"/>
    </style:style>
    <style:style style:name="P18" style:family="paragraph" style:parent-style-name="Frame_20_contents">
      <style:paragraph-properties fo:margin-top="0cm" fo:margin-bottom="0cm" style:contextual-spacing="false" fo:line-height="150%" fo:text-align="justify" style:justify-single-word="false"/>
      <style:text-properties officeooo:paragraph-rsid="001eda5e"/>
    </style:style>
    <style:style style:name="P19" style:family="paragraph" style:parent-style-name="Frame_20_contents">
      <style:paragraph-properties fo:margin-top="0cm" fo:margin-bottom="0cm" style:contextual-spacing="false" fo:line-height="150%" fo:text-align="justify" style:justify-single-word="false"/>
    </style:style>
    <style:style style:name="P20" style:family="paragraph" style:parent-style-name="Frame_20_contents">
      <style:paragraph-properties fo:margin-top="0cm" fo:margin-bottom="0.282cm" style:contextual-spacing="false"/>
      <style:text-properties officeooo:paragraph-rsid="001eda5e"/>
    </style:style>
    <style:style style:name="P21" style:family="paragraph" style:parent-style-name="Frame_20_contents">
      <style:paragraph-properties fo:margin-top="0cm" fo:margin-bottom="0cm" style:contextual-spacing="false" fo:line-height="100%" fo:text-align="justify" style:justify-single-word="false"/>
      <style:text-properties style:use-window-font-color="true" loext:opacity="0%" fo:font-weight="normal" style:font-weight-asian="normal" style:font-size-complex="10pt" style:font-weight-complex="normal"/>
    </style:style>
    <style:style style:name="P22" style:family="paragraph" style:parent-style-name="Standard">
      <style:paragraph-properties fo:margin-top="0cm" fo:margin-bottom="0.282cm" style:contextual-spacing="false" fo:line-height="108%" fo:text-align="start" style:justify-single-word="false" fo:orphans="2" fo:widows="2" style:writing-mode="lr-tb"/>
    </style:style>
    <style:style style:name="P23" style:family="paragraph">
      <loext:graphic-properties draw:fill="none"/>
      <style:paragraph-properties fo:text-align="start"/>
      <style:text-properties fo:color="#000000" loext:opacity="100%" fo:font-size="18pt"/>
    </style:style>
    <style:style style:name="P24" style:family="paragraph">
      <loext:graphic-properties draw:fill="solid" draw:fill-color="#f2f2f2"/>
      <style:paragraph-properties fo:text-align="start"/>
      <style:text-properties fo:font-size="18pt"/>
    </style:style>
    <style:style style:name="P25" style:family="paragraph">
      <loext:graphic-properties draw:fill="none"/>
      <style:paragraph-properties fo:text-align="start"/>
      <style:text-properties fo:font-size="11pt"/>
    </style:style>
    <style:style style:name="P26" style:family="paragraph">
      <loext:graphic-properties draw:fill="none"/>
      <style:paragraph-properties fo:text-align="start"/>
      <style:text-properties fo:font-size="18pt"/>
    </style:style>
    <style:style style:name="P27" style:family="paragraph">
      <loext:graphic-properties draw:fill="solid" draw:fill-color="#3176e0"/>
      <style:paragraph-properties fo:text-align="start"/>
      <style:text-properties fo:font-size="18pt"/>
    </style:style>
    <style:style style:name="P28" style:family="paragraph">
      <loext:graphic-properties draw:fill="bitmap" draw:fill-image-name="msFillBitmap_20_1" style:repeat="stretch"/>
      <style:paragraph-properties fo:text-align="start"/>
      <style:text-properties fo:font-size="18pt"/>
    </style:style>
    <style:style style:name="T1" style:family="text">
      <style:text-properties fo:color="#3176e0" loext:opacity="100%" style:font-name="Arial Black" fo:font-size="20pt" fo:font-weight="bold" style:font-size-asian="20pt" style:font-weight-asian="bold" style:font-name-complex="Calibri Light" style:font-size-complex="20pt" style:font-weight-complex="bold"/>
    </style:style>
    <style:style style:name="T2" style:family="text">
      <style:text-properties fo:color="#000000" loext:opacity="100%" fo:font-size="15pt" style:font-size-asian="15pt" style:font-name-complex="Calibri1"/>
    </style:style>
    <style:style style:name="T3" style:family="text">
      <style:text-properties fo:color="#000000" loext:opacity="100%" style:font-name-complex="Calibri1"/>
    </style:style>
    <style:style style:name="T4" style:family="text">
      <style:text-properties fo:color="#ffffff" loext:opacity="100%" fo:font-size="15pt" style:font-size-asian="15pt" style:font-name-complex="Calibri1"/>
    </style:style>
    <style:style style:name="T5" style:family="text">
      <style:text-properties fo:color="#ffffff" loext:opacity="100%" fo:font-size="15pt" officeooo:rsid="001eda5e" style:font-size-asian="15pt" style:font-name-complex="Calibri1"/>
    </style:style>
    <style:style style:name="T6" style:family="text">
      <style:text-properties fo:color="#ffffff" loext:opacity="100%" style:font-name-complex="Calibri1"/>
    </style:style>
    <style:style style:name="T7" style:family="text">
      <style:text-properties fo:color="#ffffff" loext:opacity="100%" officeooo:rsid="001eda5e" style:font-name-complex="Calibri1"/>
    </style:style>
    <style:style style:name="T8" style:family="text">
      <style:text-properties fo:color="#ffffff" loext:opacity="100%" fo:font-weight="normal" style:font-weight-asian="normal" style:font-weight-complex="normal"/>
    </style:style>
    <style:style style:name="T9" style:family="text">
      <style:text-properties style:font-name-complex="Calibri1"/>
    </style:style>
    <style:style style:name="T10" style:family="text">
      <style:text-properties fo:font-style="normal" style:font-style-asian="normal" style:font-name-complex="Calibri1" style:font-style-complex="normal"/>
    </style:style>
    <style:style style:name="gr1" style:family="graphic" style:parent-style-name="Frame">
      <style:graphic-properties draw:stroke="none" svg:stroke-width="0.018cm" draw:fill="none" draw:textarea-vertical-align="top" draw:auto-grow-height="false" fo:min-height="0.764cm" fo:min-width="5.011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8cm" draw:fill="none" draw:textarea-vertical-align="top" draw:auto-grow-height="false" fo:min-height="4.001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35cm" draw:stroke-linejoin="miter" svg:stroke-linecap="butt" draw:fill="solid" draw:fill-color="#f2f2f2" draw:textarea-vertical-align="top" draw:auto-grow-height="false" fo:min-height="0cm" fo:min-width="4.073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left="0.019cm" fo:margin-right="0.018cm" fo:margin-top="0.019cm" fo:margin-bottom="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ffffff" draw:stroke-linejoin="miter" svg:stroke-linecap="butt" draw:fill="none" draw:textarea-vertical-align="top" draw:auto-grow-height="false" draw:fit-to-size="false" style:shrink-to-fit="false" fo:min-height="0.203cm" fo:min-width="0cm" fo:padding-top="0.125cm" fo:padding-bottom="0.125cm" fo:padding-left="0.25cm" fo:padding-right="0.25cm" fo:wrap-option="wrap"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width="0.035cm" draw:stroke-linejoin="miter" svg:stroke-linecap="butt" draw:fill="solid" draw:fill-color="#3176e0" draw:textarea-vertical-align="top" draw:auto-grow-height="false" fo:min-height="0cm" fo:min-width="13.148cm" fo:padding-top="0.125cm" fo:padding-bottom="0.125cm" fo:padding-left="0.25cm" fo:padding-right="0.25cm" fo:wrap-option="wrap" fo:margin-left="0.00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018cm" draw:fill="none" draw:textarea-vertical-align="top" draw:auto-grow-height="false" fo:min-height="0.764cm" fo:min-width="7.39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018cm" draw:fill="none" draw:textarea-vertical-align="top" draw:auto-grow-height="false" fo:min-height="4.316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35cm" draw:fill="solid" draw:fill-color="#f2f2f2" draw:textarea-vertical-align="top" draw:auto-grow-height="false" fo:min-height="0cm" fo:min-width="4.073cm" fo:padding-top="0.125cm" fo:padding-bottom="0.125cm" fo:padding-left="0.25cm" fo:padding-right="0.25cm" fo:wrap-option="wrap" fo:margin-left="0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018cm" draw:fill="none" draw:textarea-vertical-align="top" draw:auto-grow-height="false" fo:min-height="2.337cm" fo:min-width="13.76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018cm" draw:fill="none" draw:textarea-vertical-align="top" draw:auto-grow-height="false" fo:min-height="0.727cm" fo:min-width="13.764cm" fo:padding-top="0.127cm" fo:padding-bottom="0.127cm" fo:padding-left="0.254cm" fo:padding-right="0.254cm" fo:wrap-option="wrap" fo:margin-left="0cm" fo:margin-right="0cm" fo:margin-top="0cm" fo:margin-bottom="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035cm" draw:stroke-linejoin="miter" svg:stroke-linecap="butt" draw:fill="solid" draw:fill-color="#3176e0" draw:textarea-vertical-align="top" draw:auto-grow-height="false" fo:min-height="0cm" fo:min-width="13.148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018cm" draw:fill="none" draw:textarea-vertical-align="top" draw:auto-grow-height="false" fo:min-height="0.764cm" fo:min-width="3.558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018cm" draw:fill="none" draw:textarea-vertical-align="top" draw:auto-grow-height="false" fo:min-height="0.764cm" fo:min-width="9.51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018cm" draw:fill="none" draw:textarea-vertical-align="top" draw:auto-grow-height="false" fo:min-height="2.371cm" fo:min-width="13.76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018cm" draw:fill="none" draw:textarea-vertical-align="top" draw:auto-grow-height="false" fo:min-height="0.764cm" fo:min-width="9.8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018cm" draw:fill="none" draw:textarea-vertical-align="top" draw:auto-grow-height="false" fo:min-height="0.764cm" fo:min-width="9.30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parent-style-name="Frame">
      <style:graphic-properties draw:stroke="none" svg:stroke-width="0.018cm" draw:fill="none" draw:textarea-vertical-align="top" draw:auto-grow-height="false" fo:min-height="0.764cm" fo:min-width="9.774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018cm" draw:fill="none" draw:textarea-vertical-align="top" draw:auto-grow-height="false" fo:min-height="1.272cm" fo:min-width="13.27cm" fo:padding-top="0.127cm" fo:padding-bottom="0.127cm" fo:padding-left="0.254cm" fo:padding-right="0.254cm" fo:wrap-option="wrap" fo:margin-left="0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parent-style-name="Frame">
      <style:graphic-properties draw:stroke="none" svg:stroke-width="0.018cm" draw:fill="none" draw:textarea-vertical-align="top" draw:auto-grow-height="false" fo:min-height="5.211cm" fo:min-width="4.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stroke="solid" svg:stroke-width="0.053cm" svg:stroke-color="#ffffff" draw:stroke-linejoin="round" svg:stroke-linecap="round" draw:fill="bitmap" draw:fill-image-name="msFillBitmap_20_1" style:repeat="stretch" draw:textarea-vertical-align="top" draw:auto-grow-height="false" fo:min-height="1.997cm" fo:min-width="1.746cm" fo:padding-top="0.125cm" fo:padding-bottom="0.125cm" fo:padding-left="0.25cm" fo:padding-right="0.25cm" fo:wrap-option="wrap" fo:clip="rect(0cm, 0cm, 0cm, 0cm)" fo:margin-left="0.026cm" fo:margin-right="0.03cm" fo:margin-top="0.028cm" fo:margin-bottom="0.0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parent-style-name="Frame">
      <style:graphic-properties draw:stroke="none" svg:stroke-width="0.018cm" draw:fill="none" draw:textarea-vertical-align="top" draw:auto-grow-height="false" fo:min-height="0.764cm" fo:min-width="4.207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width="0.035cm" draw:fill="solid" draw:fill-color="#3176e0" draw:textarea-vertical-align="top" draw:auto-grow-height="false" fo:min-height="29.498cm" fo:min-width="5.597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parent-style-name="Frame">
      <style:graphic-properties draw:stroke="none" svg:stroke-width="0.018cm" draw:fill="none" draw:textarea-vertical-align="top" draw:auto-grow-height="false" fo:min-height="14.118cm" fo:min-width="13.765cm" fo:padding-top="0.127cm" fo:padding-bottom="0.127cm" fo:padding-left="0.254cm" fo:padding-right="0.254cm" fo:wrap-option="wrap" fo:margin-left="0cm" fo:margin-right="0cm" fo:margin-top="0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GoBack"/><draw:custom-shape text:anchor-type="char" draw:z-index="2" draw:name="Rectangle 4" draw:style-name="gr24" draw:text-style-name="P27" svg:width="6.097cm" svg:height="29.747cm" svg:x="-0.01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_GoBack"/></text:p>
      <text:p text:style-name="Standard"><draw:custom-shape text:anchor-type="char" draw:z-index="5" draw:name="Picture 1" draw:style-name="gr22" draw:text-style-name="P28" svg:width="3.176cm" svg:height="3.176cm" svg:x="1.393cm" svg:y="0.231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char" draw:z-index="8" draw:name="Text Box 4" draw:style-name="gr20" draw:text-style-name="P23" svg:width="13.777cm" svg:height="1.525cm" svg:x="6.541cm" svg:y="-0.116cm"><text:p text:style-name="P1"><text:span text:style-name="T1">Claudio Guevara Vásquez</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9" draw:name="Text Box 6" draw:style-name="gr19" draw:text-style-name="P23" svg:width="10.281cm" svg:height="1.017cm" svg:x="6.541cm" svg:y="0.233cm"><text:p text:style-name="P9">Desarrollador de Software</text:p><text:p text:style-name="P2"/><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draw:custom-shape text:anchor-type="char" draw:z-index="10" draw:name="Text Box 2" draw:style-name="gr18" draw:text-style-name="P23" svg:width="9.81cm" svg:height="1.017cm" svg:x="6.209cm" svg:y="0.249cm"><text:p text:style-name="P10">Sobre Mí</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4" draw:name="Rectangle 3" draw:style-name="gr7" draw:text-style-name="P27" svg:width="13.648cm" svg:height="0.077cm" svg:x="6.442cm" svg:y="0.29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8" draw:name="Text Box 11" draw:style-name="gr14" draw:text-style-name="P23" svg:width="4.065cm" svg:height="1.017cm" svg:x="0.363cm" svg:y="0.783cm"><text:p text:style-name="P11">Contacto INFO</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1" draw:name="Text Box 7" draw:style-name="gr11" draw:text-style-name="P23" svg:width="14.274cm" svg:height="2.59cm" svg:x="6.198cm" svg:y="0.021cm"><text:p text:style-name="P5"><text:span text:style-name="T3">Soy desarrollador de software egresado de la Universidad de Talca, Chile. Me especializó en desarrollo web haciendo uso de Node.js, React, Python y bases de datos principalmente. Me gusta programar, mejorar, aprender nuevas tecnologías y ayudar al equipo. Puedes saber más de mí en </text:span><text:a xlink:type="simple" xlink:href="https://claudioguevaradev.github.io/portafolio/" text:style-name="Internet_20_link" text:visited-style-name="Visited_20_Internet_20_Link"><text:span text:style-name="Internet_20_link"><text:span text:style-name="T3">https://claudioguevaradev.github.io/portafolio/</text:span></text:span></text:a><text:span text:style-name="T3">.</text:span></text:p><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23" draw:name="Group 16" draw:style-name="gr4"><draw:custom-shape draw:style-name="gr5" draw:text-style-name="P25" svg:width="0.641cm" svg:height="0.641cm" svg:x="0.344cm" svg:y="0.7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15" draw:style-name="gr6" draw:text-style-name="P26" svg:width="0.382cm" svg:height="0.382cm" svg:x="0.471cm" svg:y="0.885cm"><draw:image xlink:href="Pictures/100000010000002100000021CB6BB2377EF60673.png" xlink:type="simple" xlink:show="embed" xlink:actuate="onLoad" draw:mime-type="image/png"><text:p/></draw:image></draw:frame></draw:g><draw:custom-shape text:anchor-type="char" draw:z-index="24" draw:name="Rectangle 2" draw:style-name="gr10" draw:text-style-name="P24" svg:width="4.573cm" svg:height="0.077cm" svg:x="0.536cm" svg:y="0.10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5" draw:name="Text Box 12" draw:style-name="gr9" draw:text-style-name="P23" svg:width="4.827cm" svg:height="4.569cm" svg:x="1.194cm" svg:y="-0.074cm"><text:p text:style-name="P4">San Javier, Chile</text:p><text:p text:style-name="P4"/><text:p text:style-name="P4">+56040939963</text:p><text:p text:style-name="P4"/><text:p text:style-name="P4">claudio.guevara.dev@gmail.com</text:p><text:p text:style-name="P4"/><text:p text:style-name="P4">claudioguevaradev.github.io/portafolio/</text:p><text:p text:style-name="P4"/><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6" draw:name="Text Box 8" draw:style-name="gr8" draw:text-style-name="P23" svg:width="7.905cm" svg:height="1.017cm" svg:x="6.209cm" svg:y="0.303cm"><text:p text:style-name="P1"><text:span text:style-name="T2">Experiencia Laboral</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7" draw:name="Rectangle 9" draw:style-name="gr7" draw:text-style-name="P27" svg:width="13.648cm" svg:height="0.077cm" svg:x="6.442cm" svg:y="1.15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28" draw:name="Group 29" draw:style-name="gr4"><draw:custom-shape draw:style-name="gr5" draw:text-style-name="P25" svg:width="0.641cm" svg:height="0.641cm" svg:x="0.344cm" svg:y="0.10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0" draw:style-name="gr6" draw:text-style-name="P26" svg:width="0.382cm" svg:height="0.382cm" svg:x="0.476cm" svg:y="0.24cm"><draw:image xlink:href="Pictures/100000010000002100000021B695AA53B095C02C.png" xlink:type="simple" xlink:show="embed" xlink:actuate="onLoad" draw:mime-type="image/png"><text:p/></draw:image></draw:frame></draw:g></text:p>
      <text:p text:style-name="Standard"><draw:g text:anchor-type="char" draw:z-index="0" draw:name="Group 28" draw:style-name="gr4"><draw:custom-shape draw:style-name="gr5" draw:text-style-name="P25" svg:width="0.641cm" svg:height="0.641cm" svg:x="0.344cm" svg:y="0.3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3" draw:style-name="gr6" draw:text-style-name="P26" svg:width="0.382cm" svg:height="0.382cm" svg:x="0.476cm" svg:y="0.52cm"><draw:image xlink:href="Pictures/1000000100000021000000212699CCAAA7FE2605.png" xlink:type="simple" xlink:show="embed" xlink:actuate="onLoad" draw:mime-type="image/png"><text:p/></draw:image></draw:frame></draw:g></text:p>
      <text:p text:style-name="Standard"><draw:custom-shape text:anchor-type="char" draw:z-index="1" draw:name="Text Box 10" draw:style-name="gr25" draw:text-style-name="P23" svg:width="14.272cm" svg:height="14.371cm" svg:x="6.202cm" svg:y="0.044cm"><text:p text:style-name="P7">Radio100<text:tab/><text:tab/><text:tab/><text:tab/><text:tab/><text:tab/> <text:s text:c="5"/>05/2021 - 08-2021</text:p><text:p text:style-name="P6">Santiago, Chile</text:p><text:p text:style-name="P6"/><text:p text:style-name="P5"><text:span text:style-name="T9">Desarrollo de una página web para radio100.cl, la cual es una radio situada en Providencia, Chile. El objetivo del sitio web era sincronizar la radio en tiempo real, así como subir afiches publicitarios de la misma. Dicha aplicación se desarrollo con Node.Js, React, Bootstrap y MongoDB; y la puede visitar en </text:span><text:a xlink:type="simple" xlink:href="https://radio100.cl/" text:style-name="Internet_20_link" text:visited-style-name="Visited_20_Internet_20_Link"><text:span text:style-name="Internet_20_link"><text:span text:style-name="T10">https://radio100.cl/</text:span></text:span></text:a><text:span text:style-name="T9">.</text:span></text:p><text:p text:style-name="P3"/><text:p text:style-name="P7">Centro de Biotecnología y Bioingenería<text:tab/> <text:s text:c="5"/>01/2021 - 07/2022</text:p><text:p text:style-name="P6">Santiago, Chile</text:p><text:p text:style-name="P3"/><text:p text:style-name="P3">Trabajo como investigador y desarrollo web para CeBIB. Me desempeñe en tareas de investigación científica mediante el uso de Python, así como el desarrollo de aplicaciones como Peptipedia.</text:p><text:p text:style-name="P3"/><text:p text:style-name="P7">Peptipedia<text:tab/><text:tab/><text:tab/><text:tab/><text:tab/><text:tab/> <text:s text:c="4"/>02/2022 - Presente</text:p><text:p text:style-name="P6">Santiago, Chile</text:p><text:p text:style-name="P6"/><text:p text:style-name="P5"><text:span text:style-name="T9">Desarrollo de una página con fines bioinformáticos. Peptipedia es un sitio web construido a partir de una base de datos de peptidos y que tiene como objetivo el ser de utilidad para la investigación científica. Dicha aplicación se construyó con Flask, React, Material UI y PostgreSQL; y la puede visitar en </text:span><text:a xlink:type="simple" xlink:href="http://peptipedia.cl/" text:style-name="Internet_20_link" text:visited-style-name="Visited_20_Internet_20_Link"><text:span text:style-name="Internet_20_link"><text:span text:style-name="T10">http://peptipedia.cl</text:span></text:span></text:a><text:span text:style-name="T10">.</text:span></text:p><text:p text:style-name="P3"/><text:p text:style-name="P7">Mi Portafolio<text:tab/><text:tab/><text:tab/><text:tab/><text:tab/> <text:s text:c="5"/>04/2022 - 05/2022</text:p><text:p text:style-name="P6">San Javier, Chile</text:p><text:p text:style-name="P3"/><text:p text:style-name="P5"><text:span text:style-name="T9">Desarrollo de mi página personal para mostrar quién soy y mis habilidades. Dicha página fue construida con React y Material UI; y la puede visitar en </text:span><text:a xlink:type="simple" xlink:href="https://claudioguevaradev.github.io/portafolio/" text:style-name="Internet_20_link" text:visited-style-name="Visited_20_Internet_20_Link"><text:span text:style-name="Internet_20_link"><text:span text:style-name="T10">https://claudioguevaradev.github.io/portafolio/</text:span></text:span></text:a><text:span text:style-name="T10">.</text:span></text:p><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char" draw:z-index="3" draw:name="Group 27" draw:style-name="gr4"><draw:custom-shape draw:style-name="gr5" draw:text-style-name="P25" svg:width="0.641cm" svg:height="0.641cm" svg:x="0.344cm" svg:y="0.28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name="Picture 26" draw:style-name="gr6" draw:text-style-name="P26" svg:width="0.382cm" svg:height="0.382cm" svg:x="0.476cm" svg:y="0.402cm"><draw:image xlink:href="Pictures/1000000100000021000000217FD8F2B5AD1753FB.png" xlink:type="simple" xlink:show="embed" xlink:actuate="onLoad" draw:mime-type="image/png"><text:p/></draw:image></draw:frame></draw:g></text:p>
      <text:p text:style-name="Standard"/>
      <text:p text:style-name="Standard"><draw:custom-shape text:anchor-type="char" draw:z-index="4" draw:name="Text Box 33" draw:style-name="gr23" draw:text-style-name="P23" svg:width="4.714cm" svg:height="1.017cm" svg:x="0.395cm" svg:y="-0.208cm"><text:p text:style-name="P11">Lenguajes</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9" draw:name="Rectangle 31" draw:style-name="gr3" draw:text-style-name="P24" svg:width="4.573cm" svg:height="0.077cm" svg:x="0.536cm" svg:y="0.03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Text Box 35" draw:style-name="gr2" draw:text-style-name="P23" svg:width="4.827cm" svg:height="4.254cm" svg:x="0.282cm" svg:y="0.379cm"><text:p text:style-name="P14"><draw:custom-shape text:anchor-type="char" draw:z-index="30" draw:name="Text Box 14" draw:style-name="gr2" draw:text-style-name="P23" svg:width="4.827cm" svg:height="4.254cm" svg:x="-0.194cm" svg:y="12.885cm"><text:p text:style-name="P13">Linux</text:p><text:p text:style-name="P13">Git</text:p><text:p text:style-name="P13">Docker</text:p><text:p text:style-name="P13">Anaconda</text:p><text:p text:style-name="P18"><text:span text:style-name="T7">Nginx</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HTML 5</text:p><text:p text:style-name="P14">CSS 3</text:p><text:p text:style-name="P14">JavaScript</text:p><text:p text:style-name="P14">TypeScript</text:p><text:p text:style-name="P14">Python</text:p><text:p text:style-name="P19"><text:span text:style-name="T6">SQL - NoSQL</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
      <text:p text:style-name="Standard"><draw:custom-shape text:anchor-type="char" draw:z-index="7" draw:name="Text Box 3" draw:style-name="gr21" draw:text-style-name="P23" svg:width="4.827cm" svg:height="5.464cm" svg:x="0.27cm" svg:y="0.09cm"><text:p text:style-name="P15">Node (Express)</text:p><text:p text:style-name="P15">FastAPI</text:p><text:p text:style-name="P15">Flask</text:p><text:p text:style-name="P15">React, React Native</text:p><text:p text:style-name="P15">Electron, Tauri</text:p><text:p text:style-name="P15">MySQL, PostgreSQL, MongoDB</text:p><text:p text:style-name="P19"><text:span text:style-name="T8">Bootstrap, Material UI</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Rectangle 1" draw:style-name="gr3" draw:text-style-name="P24" svg:width="4.573cm" svg:height="0.077cm" svg:x="0.466cm" svg:y="-0.13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Standard"/>
      <text:p text:style-name="Standard"><draw:custom-shape text:anchor-type="char" draw:z-index="12" draw:name="Text Box 36" draw:style-name="gr17" draw:text-style-name="P23" svg:width="10.339cm" svg:height="1.017cm" svg:x="6.279cm" svg:y="-0.198cm"><text:p text:style-name="P10">Formación Académica</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15" draw:name="Text Box 30" draw:style-name="gr1" draw:text-style-name="P23" svg:width="5.518cm" svg:height="1.017cm" svg:x="0.3cm" svg:y="-0.258cm"><text:p text:style-name="P1"><draw:custom-shape text:anchor-type="char" draw:z-index="31" draw:name="Text Box 13" draw:style-name="gr1" draw:text-style-name="P23" svg:width="5.518cm" svg:height="1.017cm" svg:x="-0.194cm" svg:y="-7.384cm"><text:p text:style-name="P20"><text:span text:style-name="T5">Tecnología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Otras Tecnologías</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1" draw:name="Rectangle 37" draw:style-name="gr7" draw:text-style-name="P27" svg:width="13.648cm" svg:height="0.077cm" svg:x="6.53cm" svg:y="-0.03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6" draw:name="Text Box 38" draw:style-name="gr16" draw:text-style-name="P23" svg:width="14.272cm" svg:height="2.624cm" svg:x="6.378cm" svg:y="0.36cm"><text:p text:style-name="P7">Ingeniería <text:s/>Civil en Bioninformática<text:tab/><text:tab/>2017-2022</text:p><text:p text:style-name="P6">Universidad de Talca</text:p><text:p text:style-name="P3"/><text:p text:style-name="P7">Desarrollador de Software<text:tab/><text:tab/><text:tab/><text:tab/>2017-2022</text:p><text:p text:style-name="P6">Univerisdad de Talca</text:p><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char" draw:z-index="22" draw:name="Rectangle 34" draw:style-name="gr3" draw:text-style-name="P24" svg:width="4.573cm" svg:height="0.077cm" svg:x="0.497cm" svg:y="-0.01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22"><draw:custom-shape text:anchor-type="char" draw:z-index="17" draw:name="Text Box 50" draw:style-name="gr15" draw:text-style-name="P23" svg:width="10.021cm" svg:height="1.017cm" svg:x="6.35cm" svg:y="0.676cm"><text:p text:style-name="P10">Idiomas</text:p><text:p text:style-name="P1"/><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Rectangle 51" draw:style-name="gr13" draw:text-style-name="P27" svg:width="13.648cm" svg:height="0.077cm" svg:x="6.53cm" svg:y="1.61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0" draw:name="Text Box 52" draw:style-name="gr12" draw:text-style-name="P23" svg:width="14.271cm" svg:height="0.98cm" svg:x="6.329cm" svg:y="1.953cm"><text:p text:style-name="P21">Español</text:p><text:p text:style-name="P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family-generic="roman" style:font-pitch="variable"/>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rinda" svg:font-family="Vrinda" style:font-family-generic="system" style:font-pitch="variable"/>
    <style:font-face style:name="맑은 고딕" svg:font-family="'맑은 고딕'" style:font-family-generic="system" style:font-pitch="variable"/>
  </office:font-face-decls>
  <office:styles>
    <draw:fill-image draw:name="msFillBitmap_20_1" draw:display-name="msFillBitmap 1" xlink:href="Pictures/10000000000003C000000500D566F3EA87BCF56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맑은 고딕" style:font-size-asian="11pt" style:language-asian="ko" style:country-asian="KR" style:font-name-complex="Vrind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맑은 고딕" style:font-size-asian="11pt" style:language-asian="ko" style:country-asian="KR" style:font-name-complex="Vrind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맑은 고딕" style:font-family-asian="'맑은 고딕'" style:font-family-generic-asian="system" style:font-pitch-asian="variable" style:font-size-asian="11pt" style:language-asian="ko" style:country-asian="KR" style:font-name-complex="Vrinda" style:font-family-complex="Vrind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66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04:42:00</meta:creation-date>
    <meta:initial-creator>Windows User</meta:initial-creator>
    <dc:language>es-CL</dc:language>
    <meta:print-date>2021-02-07T16:44:00</meta:print-date>
    <dc:date>2022-07-25T23:08:03.435500765</dc:date>
    <meta:editing-cycles>72</meta:editing-cycles>
    <meta:editing-duration>PT1H6M48S</meta:editing-duration>
    <meta:generator>LibreOffice/7.3.4.2$Linux_X86_64 LibreOffice_project/30$Build-2</meta:generator>
    <meta:document-statistic meta:table-count="0" meta:image-count="0" meta:object-count="0" meta:page-count="1" meta:paragraph-count="51" meta:word-count="305" meta:character-count="2180" meta:non-whitespace-character-count="1882"/>
    <meta:user-defined meta:name="AppVersion">15.0000</meta:user-defined>
    <meta:template xlink:type="simple" xlink:actuate="onRequest" xlink:title="Normal.dotm" xlink:href=""/>
  </office:meta>
</office:document-meta>
</file>